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fc83" officeooo:paragraph-rsid="000dfc83"/>
    </style:style>
    <style:style style:name="P2" style:family="paragraph" style:parent-style-name="Standard">
      <style:text-properties officeooo:rsid="000f8aeb" officeooo:paragraph-rsid="000f8aeb"/>
    </style:style>
    <style:style style:name="P3" style:family="paragraph" style:parent-style-name="Standard">
      <style:text-properties officeooo:rsid="000fead2" officeooo:paragraph-rsid="000fead2"/>
    </style:style>
    <style:style style:name="P4" style:family="paragraph" style:parent-style-name="Standard">
      <style:text-properties officeooo:rsid="00107e86" officeooo:paragraph-rsid="00107e86"/>
    </style:style>
    <style:style style:name="P5" style:family="paragraph" style:parent-style-name="Standard">
      <style:text-properties officeooo:rsid="0011936b" officeooo:paragraph-rsid="0011936b"/>
    </style:style>
    <style:style style:name="P6" style:family="paragraph" style:parent-style-name="Standard">
      <style:text-properties officeooo:rsid="0013e101" officeooo:paragraph-rsid="0013e101"/>
    </style:style>
    <style:style style:name="P7" style:family="paragraph" style:parent-style-name="Standard">
      <style:text-properties officeooo:rsid="0013eb8f" officeooo:paragraph-rsid="0013eb8f"/>
    </style:style>
    <style:style style:name="P8" style:family="paragraph" style:parent-style-name="Standard">
      <style:text-properties officeooo:rsid="000f8aeb" officeooo:paragraph-rsid="000f8aeb"/>
    </style:style>
    <style:style style:name="P9" style:family="paragraph" style:parent-style-name="Standard">
      <style:text-properties officeooo:rsid="000dfc83" officeooo:paragraph-rsid="000dfc83"/>
    </style:style>
    <style:style style:name="P10" style:family="paragraph" style:parent-style-name="Standard">
      <style:text-properties officeooo:rsid="000dfc83" officeooo:paragraph-rsid="000fead2"/>
    </style:style>
    <style:style style:name="P11" style:family="paragraph" style:parent-style-name="Standard">
      <style:text-properties officeooo:rsid="00146252" officeooo:paragraph-rsid="00146252"/>
    </style:style>
    <style:style style:name="P12" style:family="paragraph" style:parent-style-name="Standard">
      <style:text-properties fo:font-weight="bold" officeooo:rsid="0013eb8f" officeooo:paragraph-rsid="0013eb8f" style:font-weight-asian="bold" style:font-weight-complex="bold"/>
    </style:style>
    <style:style style:name="P13" style:family="paragraph" style:parent-style-name="Standard">
      <style:text-properties fo:font-weight="bold" officeooo:rsid="000dfc83" officeooo:paragraph-rsid="000dfc83" style:font-weight-asian="bold" style:font-weight-complex="bold"/>
    </style:style>
    <style:style style:name="P14" style:family="paragraph" style:parent-style-name="Standard">
      <style:text-properties fo:font-weight="bold" officeooo:rsid="0011936b" officeooo:paragraph-rsid="0011936b" style:font-weight-asian="bold" style:font-weight-complex="bold"/>
    </style:style>
    <style:style style:name="P15" style:family="paragraph" style:parent-style-name="Standard">
      <style:text-properties officeooo:rsid="000fead2" officeooo:paragraph-rsid="000fead2"/>
    </style:style>
    <style:style style:name="P16" style:family="paragraph" style:parent-style-name="Standard">
      <style:text-properties officeooo:rsid="00151a97" officeooo:paragraph-rsid="00151a97"/>
    </style:style>
    <style:style style:name="P17" style:family="paragraph" style:parent-style-name="Standard" style:list-style-name="L1">
      <style:text-properties fo:font-size="8pt" officeooo:rsid="00146252" officeooo:paragraph-rsid="00146252" style:font-size-asian="8pt" style:font-size-complex="8pt"/>
    </style:style>
    <style:style style:name="P18" style:family="paragraph" style:parent-style-name="Standard" style:list-style-name="L1">
      <style:text-properties fo:font-size="8pt" officeooo:rsid="00151a97" officeooo:paragraph-rsid="00151a97" style:font-size-asian="8pt" style:font-size-complex="8pt"/>
    </style:style>
    <style:style style:name="T1" style:family="text">
      <style:text-properties officeooo:rsid="0011936b"/>
    </style:style>
    <style:style style:name="T2" style:family="text">
      <style:text-properties fo:font-size="10pt" style:font-size-asian="10pt" style:font-size-complex="10pt"/>
    </style:style>
    <style:style style:name="T3" style:family="text">
      <style:text-properties fo:font-size="8pt" style:font-size-asian="8pt" style:font-size-complex="8pt"/>
    </style:style>
    <style:style style:name="T4" style:family="text">
      <style:text-properties officeooo:rsid="00161fbe"/>
    </style:style>
    <style:style style:name="T5" style:family="text">
      <style:text-properties fo:font-weight="bold" style:font-weight-asian="bold" style:font-weight-complex="bold"/>
    </style:style>
    <style:style style:name="T6" style:family="text">
      <style:text-properties fo:font-weight="bold" officeooo:rsid="0011936b"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V-Projekt Pflichtenheft</text:h>
      <text:p text:style-name="P1"/>
      <text:h text:style-name="Heading_20_2" text:outline-level="2">Währungsumrechner</text:h>
      <text:p text:style-name="P1"/>
      <text:p text:style-name="P12">Teammitglieder:</text:p>
      <text:p text:style-name="P7">Timo Schumacher</text:p>
      <text:p text:style-name="P11">Justin Wanner</text:p>
      <text:p text:style-name="P11">Steffen Kollert</text:p>
      <text:p text:style-name="P11">Kaan Sözübek</text:p>
      <text:p text:style-name="P11">Samuel Sorge</text:p>
      <text:p text:style-name="P11">Maxim Jung</text:p>
      <text:p text:style-name="P2"><text:span text:style-name="T5"/></text:p>
      <text:p text:style-name="P2"><text:span text:style-name="T5"/></text:p>
      <text:p text:style-name="P2"><text:span text:style-name="T5">Funktionelle Anforderungen:</text:span></text:p>
      <text:p text:style-name="P1"/>
      <text:p text:style-name="P13"/>
      <text:p text:style-name="P13"><text:span text:style-name="T1">Muss</text:span>:</text:p>
      <text:p text:style-name="P1">Währungen Rechnen</text:p>
      <text:p text:style-name="P1">Währungen auswählen</text:p>
      <text:p text:style-name="P3">20 gängigste Währungen</text:p>
      <text:list xml:id="list1182973733" text:style-name="L1">
        <text:list-item>
          <text:p text:style-name="P17">Schweizer Franken</text:p>
        </text:list-item>
        <text:list-item>
          <text:p text:style-name="P17">Euro</text:p>
        </text:list-item>
        <text:list-item>
          <text:p text:style-name="P17">Tschechische Krone</text:p>
        </text:list-item>
        <text:list-item>
          <text:p text:style-name="P17">Dänische Krone</text:p>
        </text:list-item>
        <text:list-item>
          <text:p text:style-name="P17">Britisches Pfund</text:p>
        </text:list-item>
        <text:list-item>
          <text:p text:style-name="P17">Rumänischer Leu</text:p>
        </text:list-item>
        <text:list-item>
          <text:p text:style-name="P17">Schwedische Krone</text:p>
        </text:list-item>
        <text:list-item>
          <text:p text:style-name="P17">US-Dollar</text:p>
        </text:list-item>
        <text:list-item>
          <text:p text:style-name="P17">Japanischer Yen</text:p>
        </text:list-item>
        <text:list-item>
          <text:p text:style-name="P17">Kanadischer Dollar</text:p>
        </text:list-item>
        <text:list-item>
          <text:p text:style-name="P17">Russischer Rubel</text:p>
        </text:list-item>
        <text:list-item>
          <text:p text:style-name="P17">Ungarischer Forint</text:p>
        </text:list-item>
        <text:list-item>
          <text:p text:style-name="P17">Australischer Dollar</text:p>
        </text:list-item>
        <text:list-item>
          <text:p text:style-name="P17">Mexikanischer Peso</text:p>
        </text:list-item>
        <text:list-item>
          <text:p text:style-name="P17">Südkoreanischer Won</text:p>
        </text:list-item>
        <text:list-item>
          <text:p text:style-name="P17">Türkische Lira</text:p>
        </text:list-item>
        <text:list-item>
          <text:p text:style-name="P18">Indische Rupie</text:p>
        </text:list-item>
        <text:list-item>
          <text:p text:style-name="P18">Brasillanischer Real</text:p>
        </text:list-item>
        <text:list-item>
          <text:p text:style-name="P18">Chinesischer Yuan</text:p>
        </text:list-item>
        <text:list-item>
          <text:p text:style-name="P18">Südafri<text:span text:style-name="T4">k</text:span>anischer Rand</text:p>
        </text:list-item>
      </text:list>
      <text:p text:style-name="P16"/>
      <text:p text:style-name="P3">Möglichkeit zum Tauschen der Eingabe- und Ausgabewährungen</text:p>
      <text:p text:style-name="P5">Möglichkeit zum Eingeben eines Werts</text:p>
      <text:p text:style-name="P6">Abrufen der Umrechnungswerte aus einer Datei</text:p>
      <text:p text:style-name="P6"/>
      <text:p text:style-name="P10"/>
      <text:p text:style-name="P10"/>
      <text:p text:style-name="P10"/>
      <text:p text:style-name="P1"><text:span text:style-name="T6">Kann</text:span><text:span text:style-name="T5">:</text:span></text:p>
      <text:p text:style-name="P2">API für aktuelle Umrechnungswerte</text:p>
      <text:p text:style-name="P3">Anzeige eines Umrechnungsverlaufs</text:p>
      <text:p text:style-name="P4">Möglichkeit zur Speicherung des aktuellen Umrechnungswerts um später Veränderung anzeigen zu können</text:p>
      <text:p text:style-name="P2"/>
      <text:p text:style-name="P2"/>
      <text:p text:style-name="P2"/>
      <text:p text:style-name="P14"><text:soft-page-break/>GUI:</text:p>
      <text:p text:style-name="P5"/>
      <text:p text:style-name="P7">Durch zwei Dropdown-Menüs oder Listen sollen zwei Währungen ausgewählt werden, zwischen denen umgerechnet wird. Zu jeder Währung soll die jeweilige Landesflagge angezeigt werden. Durch einen Button sollen Eingabe- und Ausgabewährung getauscht werden können. Durch eine Tastatureingabe oder das Klicken auf ein Zahlenfeld soll ein Wert in das Eingabefeld eingegeben werden. Nach einem Klick auf den Button „umrechnen“ soll der Geldbetrag umgerechnet werden und im Ausgabefeld angezeigt werden.</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23T20:00:36.970000000</meta:creation-date>
    <dc:date>2022-10-28T15:59:45.876000000</dc:date>
    <meta:editing-duration>PT3H2M31S</meta:editing-duration>
    <meta:editing-cycles>5</meta:editing-cycles>
    <meta:generator>LibreOffice/7.1.4.2$Windows_X86_64 LibreOffice_project/a529a4fab45b75fefc5b6226684193eb000654f6</meta:generator>
    <meta:document-statistic meta:table-count="0" meta:image-count="0" meta:object-count="0" meta:page-count="2" meta:paragraph-count="43" meta:word-count="190" meta:character-count="1398" meta:non-whitespace-character-count="1271"/>
  </office:meta>
</office:document-meta>
</file>